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F" svg:font-family=""/>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cm" fo:margin-right="-0.053cm" fo:text-indent="0cm" style:auto-text-indent="false"/>
    </style:style>
    <style:style style:name="P8" style:family="paragraph" style:parent-style-name="Standard">
      <style:paragraph-properties fo:margin-left="0cm" fo:margin-right="-0.159cm" fo:text-indent="0cm" style:auto-text-indent="false"/>
    </style:style>
    <style:style style:name="P9" style:family="paragraph" style:parent-style-name="Standard">
      <style:paragraph-properties fo:margin-left="0cm" fo:margin-right="0.026cm" fo:text-indent="0c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code">
      <style:paragraph-properties fo:margin-left="1.524cm" fo:margin-right="0.305cm" fo:margin-top="0.102cm" fo:margin-bottom="0.203cm" fo:text-indent="0cm" style:auto-text-indent="false" fo:background-color="#ffff99">
        <style:background-image/>
      </style:paragraph-properties>
      <style:text-properties style:font-name="Verdana"/>
    </style:style>
    <style:style style:name="P17" style:family="paragraph" style:parent-style-name="Title">
      <style:paragraph-properties fo:text-align="center" style:justify-single-word="false"/>
    </style:style>
    <style:style style:name="P18" style:family="paragraph" style:parent-style-name="code">
      <style:paragraph-properties fo:orphans="2"/>
    </style:style>
    <style:style style:name="P19" style:family="paragraph" style:parent-style-name="code">
      <style:text-properties fo:font-size="9pt" style:font-size-asian="9pt" style:font-size-complex="9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3">
      <style:paragraph-properties fo:margin-top="0.423cm" fo:margin-bottom="0.212cm" fo:keep-with-next="always"/>
    </style:style>
    <style:style style:name="P25" style:family="paragraph" style:parent-style-name="Standard">
      <style:paragraph-properties fo:margin-left="1.251cm" fo:margin-right="0cm" fo:text-indent="0cm" style:auto-text-indent="false"/>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6">
      <style:text-properties fo:font-style="italic" style:font-style-asian="italic" style:font-style-complex="italic"/>
    </style:style>
    <style:style style:name="P32" style:family="paragraph" style:parent-style-name="Standard" style:list-style-name="L7">
      <style:text-properties fo:font-style="italic" style:font-style-asian="italic" style:font-style-complex="italic"/>
    </style:style>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8"/>
    <style:style style:name="P37" style:family="paragraph" style:parent-style-name="Standard" style:list-style-name="L19"/>
    <style:style style:name="P38" style:family="paragraph" style:parent-style-name="Standard" style:list-style-name="L20"/>
    <style:style style:name="P39" style:family="paragraph" style:parent-style-name="Standard" style:list-style-name="L21"/>
    <style:style style:name="P40" style:family="paragraph" style:parent-style-name="Standard" style:list-style-name="L21">
      <style:paragraph-properties fo:margin-left="0.026cm" fo:margin-right="0cm" fo:text-align="start" style:justify-single-word="false" fo:text-indent="-0.026cm" style:auto-text-indent="false">
        <style:tab-stops/>
      </style:paragraph-properties>
    </style:style>
    <style:style style:name="P41" style:family="paragraph" style:parent-style-name="Text_20_body" style:list-style-name="L1"/>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 style:font-name-asian="DejaVu Sans" style:font-name-complex="DejaVu San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1">
      <text:list-level-style-bullet text:level="1" text:style-name="Bullet_20_Symbols" style:num-suffix="." text:bullet-char="•">
        <style:text-properties style:font-name="StarSymbol1"/>
      </text:list-level-style-bullet>
      <text:list-level-style-bullet text:level="2" text:style-name="Bullet_20_Symbols" style:num-suffix="." text:bullet-char="•">
        <style:text-properties style:font-name="StarSymbol1"/>
      </text:list-level-style-bullet>
      <text:list-level-style-bullet text:level="3" text:style-name="Bullet_20_Symbols" style:num-suffix="." text:bullet-char="•">
        <style:text-properties style:font-name="StarSymbol1"/>
      </text:list-level-style-bullet>
      <text:list-level-style-bullet text:level="4" text:style-name="Bullet_20_Symbols" style:num-suffix="." text:bullet-char="•">
        <style:text-properties style:font-name="StarSymbol1"/>
      </text:list-level-style-bullet>
      <text:list-level-style-bullet text:level="5" text:style-name="Bullet_20_Symbols" style:num-suffix="." text:bullet-char="•">
        <style:text-properties style:font-name="StarSymbol1"/>
      </text:list-level-style-bullet>
      <text:list-level-style-bullet text:level="6" text:style-name="Bullet_20_Symbols" style:num-suffix="." text:bullet-char="•">
        <style:text-properties style:font-name="StarSymbol1"/>
      </text:list-level-style-bullet>
      <text:list-level-style-bullet text:level="7" text:style-name="Bullet_20_Symbols" style:num-suffix="." text:bullet-char="•">
        <style:text-properties style:font-name="StarSymbol1"/>
      </text:list-level-style-bullet>
      <text:list-level-style-bullet text:level="8" text:style-name="Bullet_20_Symbols" style:num-suffix="." text:bullet-char="•">
        <style:text-properties style:font-name="StarSymbol1"/>
      </text:list-level-style-bullet>
      <text:list-level-style-bullet text:level="9" text:style-name="Bullet_20_Symbols" style:num-suffix="." text:bullet-char="•">
        <style:text-properties style:font-name="StarSymbol1"/>
      </text:list-level-style-bullet>
      <text:list-level-style-bullet text:level="10" text:style-name="Bullet_20_Symbols" style:num-suffix="." text:bullet-char="•">
        <style:text-properties style:font-name="StarSymbol1"/>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2"><text:a xlink:type="simple" xlink:href="#1.Introduction|outline" text:style-name="Internet_20_link" text:visited-style-name="Internet_20_link">1.Introduction</text:a><text:tab/>3</text:p>
          <text:p text:style-name="P22"><text:a xlink:type="simple" xlink:href="#2.Installation|outline" text:style-name="Internet_20_link" text:visited-style-name="Internet_20_link">2.Installation</text:a><text:tab/>3</text:p>
          <text:p text:style-name="P23"><text:a xlink:type="simple" xlink:href="#2.1.Linux |outline" text:style-name="Internet_20_link" text:visited-style-name="Internet_20_link">2.1.Linux </text:a><text:tab/>3</text:p>
          <text:p text:style-name="P23"><text:a xlink:type="simple" xlink:href="#2.2.windows|outline" text:style-name="Internet_20_link" text:visited-style-name="Internet_20_link">2.2.windows</text:a><text:tab/>4</text:p>
          <text:p text:style-name="P22"><text:a xlink:type="simple" xlink:href="#3. Vue Générale|outline" text:style-name="Internet_20_link" text:visited-style-name="Internet_20_link">3. Vue Générale</text:a><text:tab/>4</text:p>
          <text:p text:style-name="P23"><text:a xlink:type="simple" xlink:href="#3.1.Définition des termes|outline" text:style-name="Internet_20_link" text:visited-style-name="Internet_20_link">3.1.Définition des termes</text:a><text:tab/>4</text:p>
          <text:p text:style-name="P22"><text:a xlink:type="simple" xlink:href="#4.Logiciel de comptabilité ou de gestion ?|outline" text:style-name="Internet_20_link" text:visited-style-name="Internet_20_link">4.Logiciel de comptabilité ou de gestion ?</text:a><text:tab/>5</text:p>
          <text:p text:style-name="P23"><text:a xlink:type="simple" xlink:href="#4.1.Définition|outline" text:style-name="Internet_20_link" text:visited-style-name="Internet_20_link">4.1.Définition</text:a><text:tab/>5</text:p>
          <text:p text:style-name="P22"><text:a xlink:type="simple" xlink:href="#5.Mémento de comptabilité|outline" text:style-name="Internet_20_link" text:visited-style-name="Internet_20_link">5.Mémento de comptabilité</text:a><text:tab/>5</text:p>
          <text:p text:style-name="P23"><text:a xlink:type="simple" xlink:href="#5.1.Introduction|outline" text:style-name="Internet_20_link" text:visited-style-name="Internet_20_link">5.1.Introduction</text:a><text:tab/>5</text:p>
          <text:p text:style-name="P23"><text:a xlink:type="simple" xlink:href="#5.2.Le Bilan|outline" text:style-name="Internet_20_link" text:visited-style-name="Internet_20_link">5.2.Le Bilan</text:a><text:tab/>5</text:p>
          <text:p text:style-name="P23"><text:a xlink:type="simple" xlink:href="#5.3.Les comptes actifs / passifs|outline" text:style-name="Internet_20_link" text:visited-style-name="Internet_20_link">5.3.Les comptes actifs / passifs</text:a><text:tab/>6</text:p>
          <text:p text:style-name="P23"><text:a xlink:type="simple" xlink:href="#5.4.Les comptes de résultats|outline" text:style-name="Internet_20_link" text:visited-style-name="Internet_20_link">5.4.Les comptes de résultats</text:a><text:tab/>6</text:p>
          <text:p text:style-name="P23"><text:a xlink:type="simple" xlink:href="#5.5.Belgique Fiscalité, TVA|outline" text:style-name="Internet_20_link" text:visited-style-name="Internet_20_link">5.5.Belgique Fiscalité, TVA</text:a><text:tab/>7</text:p>
          <text:p text:style-name="P23"><text:a xlink:type="simple" xlink:href="#5.6.Fiscalité Belgique : Impôts|outline" text:style-name="Internet_20_link" text:visited-style-name="Internet_20_link">5.6.Fiscalité Belgique : Impôts</text:a><text:tab/>8</text:p>
          <text:p text:style-name="P23"><text:a xlink:type="simple" xlink:href="#5.7.Fiscalité France|outline" text:style-name="Internet_20_link" text:visited-style-name="Internet_20_link">5.7.Fiscalité France</text:a><text:tab/>10</text:p>
          <text:p text:style-name="P23"><text:a xlink:type="simple" xlink:href="#5.8.Ecriture de fin d'exercice comptable (Belgique)|outline" text:style-name="Internet_20_link" text:visited-style-name="Internet_20_link">5.8.Ecriture de fin d'exercice comptable (Belgique)</text:a><text:tab/>10</text:p>
          <text:p text:style-name="P23"><text:a xlink:type="simple" xlink:href="#5.9.Salaire et Compte de gérant|outline" text:style-name="Internet_20_link" text:visited-style-name="Internet_20_link">5.9.Salaire et Compte de gérant</text:a><text:tab/>12</text:p>
          <text:p text:style-name="P22"><text:a xlink:type="simple" xlink:href="#6.Sécurité|outline" text:style-name="Internet_20_link" text:visited-style-name="Internet_20_link">6.Sécurité</text:a><text:tab/>12</text:p>
          <text:p text:style-name="P23"><text:a xlink:type="simple" xlink:href="#6.1.Introduction|outline" text:style-name="Internet_20_link" text:visited-style-name="Internet_20_link">6.1.Introduction</text:a><text:tab/>12</text:p>
          <text:p text:style-name="P23"><text:a xlink:type="simple" xlink:href="#6.2.Base de données|outline" text:style-name="Internet_20_link" text:visited-style-name="Internet_20_link">6.2.Base de données</text:a><text:tab/>12</text:p>
          <text:p text:style-name="P23"><text:a xlink:type="simple" xlink:href="#6.3.PhpCompta|outline" text:style-name="Internet_20_link" text:visited-style-name="Internet_20_link">6.3.PhpCompta</text:a><text:tab/>13</text:p>
          <text:p text:style-name="P22"><text:a xlink:type="simple" xlink:href="#7.Administration|outline" text:style-name="Internet_20_link" text:visited-style-name="Internet_20_link">7.Administration</text:a><text:tab/>13</text:p>
          <text:p text:style-name="P23"><text:a xlink:type="simple" xlink:href="#7.1.Création de dossier|outline" text:style-name="Internet_20_link" text:visited-style-name="Internet_20_link">7.1.Création de dossier</text:a><text:tab/>13</text:p>
          <text:p text:style-name="P23"><text:a xlink:type="simple" xlink:href="#7.2.Création de modèle|outline" text:style-name="Internet_20_link" text:visited-style-name="Internet_20_link">7.2.Création de modèle</text:a><text:tab/>13</text:p>
          <text:p text:style-name="P23"><text:a xlink:type="simple" xlink:href="#7.3.Création d'utilisateur|outline" text:style-name="Internet_20_link" text:visited-style-name="Internet_20_link">7.3.Création d'utilisateur</text:a><text:tab/>13</text:p>
          <text:p text:style-name="P23"><text:a xlink:type="simple" xlink:href="#7.4.backup|outline" text:style-name="Internet_20_link" text:visited-style-name="Internet_20_link">7.4.backup</text:a><text:tab/>13</text:p>
          <text:p text:style-name="P22"><text:a xlink:type="simple" xlink:href="#8.Fiche|outline" text:style-name="Internet_20_link" text:visited-style-name="Internet_20_link">8.Fiche</text:a><text:tab/>13</text:p>
          <text:p text:style-name="P23"><text:a xlink:type="simple" xlink:href="#8.1.Qu'est-ce le quick code|outline" text:style-name="Internet_20_link" text:visited-style-name="Internet_20_link">8.1.Qu'est-ce le quick code</text:a><text:tab/>14</text:p>
          <text:p text:style-name="P23"><text:a xlink:type="simple" xlink:href="#8.2.Qu'est qu'une fiche finalement ? |outline" text:style-name="Internet_20_link" text:visited-style-name="Internet_20_link">8.2.Qu'est qu'une fiche finalement ? </text:a><text:tab/>14</text:p>
          <text:p text:style-name="P23"><text:a xlink:type="simple" xlink:href="#8.3.Ajout ou suppression d'attribut|outline" text:style-name="Internet_20_link" text:visited-style-name="Internet_20_link">8.3.Ajout ou suppression d'attribut</text:a><text:tab/>14</text:p>
          <text:p text:style-name="P23"><text:a xlink:type="simple" xlink:href="#8.4.Création d'une catégorie de fiche|outline" text:style-name="Internet_20_link" text:visited-style-name="Internet_20_link">8.4.Création d'une catégorie de fiche</text:a><text:tab/>14</text:p>
          <text:p text:style-name="P23"><text:a xlink:type="simple" xlink:href="#8.5.Création d'une fiche|outline" text:style-name="Internet_20_link" text:visited-style-name="Internet_20_link">8.5.Création d'une fiche</text:a><text:tab/>15</text:p>
          <text:p text:style-name="P22"><text:a xlink:type="simple" xlink:href="#9.Les rapports|outline" text:style-name="Internet_20_link" text:visited-style-name="Internet_20_link">9.Les rapports</text:a><text:tab/>15</text:p>
          <text:p text:style-name="P23"><text:a xlink:type="simple" xlink:href="#9.1.Introduction|outline" text:style-name="Internet_20_link" text:visited-style-name="Internet_20_link">9.1.Introduction</text:a><text:tab/>15</text:p>
          <text:p text:style-name="P23"><text:a xlink:type="simple" xlink:href="#9.2.Création|outline" text:style-name="Internet_20_link" text:visited-style-name="Internet_20_link">9.2.Création</text:a><text:tab/>15</text:p>
          <text:p text:style-name="P23"><text:a xlink:type="simple" xlink:href="#9.3.Utilisation |outline" text:style-name="Internet_20_link" text:visited-style-name="Internet_20_link">9.3.Utilisation </text:a><text:tab/>16</text:p>
          <text:p text:style-name="P22"><text:a xlink:type="simple" xlink:href="#10.Gestion de stock|outline" text:style-name="Internet_20_link" text:visited-style-name="Internet_20_link">10.Gestion de stock</text:a><text:tab/>17</text:p>
          <text:p text:style-name="P23"><text:a xlink:type="simple" xlink:href="#10.1.Configurer les fiches|outline" text:style-name="Internet_20_link" text:visited-style-name="Internet_20_link">10.1.Configurer les fiches</text:a><text:tab/>17</text:p>
          <text:p text:style-name="P22"><text:a xlink:type="simple" xlink:href="#11.Le module de comptabilité|outline" text:style-name="Internet_20_link" text:visited-style-name="Internet_20_link">11.Le module de comptabilité</text:a><text:tab/>18</text:p>
          <text:p text:style-name="P23"><text:a xlink:type="simple" xlink:href="#11.1.Journaux|outline" text:style-name="Internet_20_link" text:visited-style-name="Internet_20_link">11.1.Journaux</text:a><text:tab/>18</text:p>
          <text:p text:style-name="P23"><text:soft-page-break/><text:a xlink:type="simple" xlink:href="#11.2.Encodage d'opération|outline" text:style-name="Internet_20_link" text:visited-style-name="Internet_20_link">11.2.Encodage d'opération</text:a><text:tab/>21</text:p>
          <text:p text:style-name="P23"><text:a xlink:type="simple" xlink:href="#11.3.Recherche|outline" text:style-name="Internet_20_link" text:visited-style-name="Internet_20_link">11.3.Recherche</text:a><text:tab/>21</text:p>
          <text:p text:style-name="P23"><text:a xlink:type="simple" xlink:href="#11.4.Ecriture Directe|outline" text:style-name="Internet_20_link" text:visited-style-name="Internet_20_link">11.4.Ecriture Directe</text:a><text:tab/>21</text:p>
          <text:p text:style-name="P23"><text:a xlink:type="simple" xlink:href="#11.5.Rapprochement - réconciliation|outline" text:style-name="Internet_20_link" text:visited-style-name="Internet_20_link">11.5.Rapprochement - réconciliation</text:a><text:tab/>21</text:p>
          <text:p text:style-name="P23"><text:a xlink:type="simple" xlink:href="#11.6.Impression|outline" text:style-name="Internet_20_link" text:visited-style-name="Internet_20_link">11.6.Impression</text:a><text:tab/>22</text:p>
          <text:p text:style-name="P23"><text:a xlink:type="simple" xlink:href="#11.7.Avancé|outline" text:style-name="Internet_20_link" text:visited-style-name="Internet_20_link">11.7.Avancé</text:a><text:tab/>23</text:p>
          <text:p text:style-name="P22"><text:a xlink:type="simple" xlink:href="#12.Le module de gestion|outline" text:style-name="Internet_20_link" text:visited-style-name="Internet_20_link">12.Le module de gestion</text:a><text:tab/>24</text:p>
          <text:p text:style-name="P23"><text:a xlink:type="simple" xlink:href="#12.1.Menu : clients|outline" text:style-name="Internet_20_link" text:visited-style-name="Internet_20_link">12.1.Menu : clients</text:a><text:tab/>24</text:p>
          <text:p text:style-name="P23"><text:a xlink:type="simple" xlink:href="#12.2.Menu Fournisseur|outline" text:style-name="Internet_20_link" text:visited-style-name="Internet_20_link">12.2.Menu Fournisseur</text:a><text:tab/>24</text:p>
          <text:p text:style-name="P23"><text:a xlink:type="simple" xlink:href="#12.3.Administration|outline" text:style-name="Internet_20_link" text:visited-style-name="Internet_20_link">12.3.Administration</text:a><text:tab/>24</text:p>
          <text:p text:style-name="P23"><text:a xlink:type="simple" xlink:href="#12.4.Impression|outline" text:style-name="Internet_20_link" text:visited-style-name="Internet_20_link">12.4.Impression</text:a><text:tab/>25</text:p>
          <text:p text:style-name="P23"><text:a xlink:type="simple" xlink:href="#12.5.Prévisions|outline" text:style-name="Internet_20_link" text:visited-style-name="Internet_20_link">12.5.Prévisions</text:a><text:tab/>25</text:p>
          <text:p text:style-name="P23"><text:a xlink:type="simple" xlink:href="#12.6.Suivi Courrier|outline" text:style-name="Internet_20_link" text:visited-style-name="Internet_20_link">12.6.Suivi Courrier</text:a><text:tab/>25</text:p>
          <text:p text:style-name="P22"><text:a xlink:type="simple" xlink:href="#13.Le module de comptabilité analytique|outline" text:style-name="Internet_20_link" text:visited-style-name="Internet_20_link">13.Le module de comptabilité analytique</text:a><text:tab/>26</text:p>
          <text:p text:style-name="P23"><text:a xlink:type="simple" xlink:href="#13.1.Introduction|outline" text:style-name="Internet_20_link" text:visited-style-name="Internet_20_link">13.1.Introduction</text:a><text:tab/>26</text:p>
          <text:p text:style-name="P23"><text:a xlink:type="simple" xlink:href="#13.2.Activation de la comptabilité analytique|outline" text:style-name="Internet_20_link" text:visited-style-name="Internet_20_link">13.2.Activation de la comptabilité analytique</text:a><text:tab/>26</text:p>
          <text:p text:style-name="P23"><text:a xlink:type="simple" xlink:href="#13.3.Plan analytique|outline" text:style-name="Internet_20_link" text:visited-style-name="Internet_20_link">13.3.Plan analytique</text:a><text:tab/>27</text:p>
          <text:p text:style-name="P23"><text:a xlink:type="simple" xlink:href="#13.4.Opérations diverses|outline" text:style-name="Internet_20_link" text:visited-style-name="Internet_20_link">13.4.Opérations diverses</text:a><text:tab/>27</text:p>
          <text:p text:style-name="P23"><text:a xlink:type="simple" xlink:href="#13.5.Impression|outline" text:style-name="Internet_20_link" text:visited-style-name="Internet_20_link">13.5.Impression</text:a><text:tab/>27</text:p>
          <text:p text:style-name="P23"><text:a xlink:type="simple" xlink:href="#13.6.Liaison avec la comptabilité générale|outline" text:style-name="Internet_20_link" text:visited-style-name="Internet_20_link">13.6.Liaison avec la comptabilité générale</text:a><text:tab/>27</text:p>
          <text:p text:style-name="P22"><text:a xlink:type="simple" xlink:href="#14.Le module Paramètre|outline" text:style-name="Internet_20_link" text:visited-style-name="Internet_20_link">14.Le module Paramètre</text:a><text:tab/>28</text:p>
          <text:p text:style-name="P23"><text:a xlink:type="simple" xlink:href="#14.1.Société|outline" text:style-name="Internet_20_link" text:visited-style-name="Internet_20_link">14.1.Société</text:a><text:tab/>28</text:p>
          <text:p text:style-name="P23"><text:a xlink:type="simple" xlink:href="#14.2.Divers|outline" text:style-name="Internet_20_link" text:visited-style-name="Internet_20_link">14.2.Divers</text:a><text:tab/>28</text:p>
          <text:p text:style-name="P23"><text:a xlink:type="simple" xlink:href="#14.3.TVA|outline" text:style-name="Internet_20_link" text:visited-style-name="Internet_20_link">14.3.TVA</text:a><text:tab/>29</text:p>
          <text:p text:style-name="P23"><text:a xlink:type="simple" xlink:href="#14.4.Poste Comptable|outline" text:style-name="Internet_20_link" text:visited-style-name="Internet_20_link">14.4.Poste Comptable</text:a><text:tab/>29</text:p>
          <text:p text:style-name="P23"><text:a xlink:type="simple" xlink:href="#14.5.Fiche|outline" text:style-name="Internet_20_link" text:visited-style-name="Internet_20_link">14.5.Fiche</text:a><text:tab/>29</text:p>
          <text:p text:style-name="P23"><text:a xlink:type="simple" xlink:href="#14.6.Sécurité |outline" text:style-name="Internet_20_link" text:visited-style-name="Internet_20_link">14.6.Sécurité </text:a><text:tab/>29</text:p>
          <text:p text:style-name="P23"><text:a xlink:type="simple" xlink:href="#14.7.Document|outline" text:style-name="Internet_20_link" text:visited-style-name="Internet_20_link">14.7.Document</text:a><text:tab/>30</text:p>
          <text:p text:style-name="P23"><text:a xlink:type="simple" xlink:href="#14.8.Journaux|outline" text:style-name="Internet_20_link" text:visited-style-name="Internet_20_link">14.8.Journaux</text:a><text:tab/>31</text:p>
          <text:p text:style-name="P22"><text:a xlink:type="simple" xlink:href="#15.Trucs et astuces|outline" text:style-name="Internet_20_link" text:visited-style-name="Internet_20_link">15.Trucs et astuces</text:a><text:tab/>32</text:p>
          <text:p text:style-name="P23"><text:a xlink:type="simple" xlink:href="#15.1.Ouvrir plusieurs fenêtres|outline" text:style-name="Internet_20_link" text:visited-style-name="Internet_20_link">15.1.Ouvrir plusieurs fenêtres</text:a><text:tab/>32</text:p>
          <text:p text:style-name="P22"><text:a xlink:type="simple" xlink:href="#16.Développeur|outline" text:style-name="Internet_20_link" text:visited-style-name="Internet_20_link">16.Développeur</text:a><text:tab/>32</text:p>
          <text:p text:style-name="P23"><text:a xlink:type="simple" xlink:href="#16.1.Attributs des Fiches|outline" text:style-name="Internet_20_link" text:visited-style-name="Internet_20_link">16.1.Attributs des Fiches</text:a><text:tab/>32</text:p>
          <text:p text:style-name="P23"><text:a xlink:type="simple" xlink:href="#16.2.Import des banques|outline" text:style-name="Internet_20_link" text:visited-style-name="Internet_20_link">16.2.Import des banques</text:a><text:tab/>32</text:p>
          <text:p text:style-name="P23"><text:a xlink:type="simple" xlink:href="#16.3.Bilan adapté|outline" text:style-name="Internet_20_link" text:visited-style-name="Internet_20_link">16.3.Bilan adapté</text:a><text:tab/>32</text:p>
          <text:p text:style-name="P23"><text:a xlink:type="simple" xlink:href="#16.4.Les extensions|outline" text:style-name="Internet_20_link" text:visited-style-name="Internet_20_link">16.4.Les extensions</text:a><text:tab/>33</text:p>
          <text:p text:style-name="P23"><text:a xlink:type="simple" xlink:href="#16.5.Lien|outline" text:style-name="Internet_20_link" text:visited-style-name="Internet_20_link">16.5.Lien</text:a><text:tab/>37</text:p>
        </text:index-body>
      </text:table-of-content>
      <text:p text:style-name="P3"/>
      <text:p text:style-name="P17"/>
      <text:p text:style-name="P14"/>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41">php5 (+ module php5-pgsql et php5-bcmath)</text:p>
        </text:list-item>
        <text:list-item>
          <text:p text:style-name="P41">apache2</text:p>
        </text:list-item>
        <text:list-item>
          <text:p text:style-name="P41">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P19">&lt;VirtualHost *&gt;</text:p>
      <text:p text:style-name="P19"><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9">&lt;/VirtualHost&gt;</text:p>
      <text:p text:style-name="Text_20_body"/>
      <text:p text:style-name="Text_20_body"/>
      <text:p text:style-name="Text_20_body"/>
      <text:p text:style-name="Text_20_body">Le plus simple est d'utiliser est lien et de faire</text:p>
      <text:p text:style-name="P16">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windows</text:h>
      <text:p text:style-name="Text_20_body">Il y a un manuel spécifique (manuel_win2.odt)</text:p>
      <text:h text:style-name="Heading_20_1" text:outline-level="1"><text:s/>Vue Générale</text:h>
      <text:h text:style-name="Heading_20_2" text:outline-level="2">Définition des termes</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soft-page-break/><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h text:style-name="Heading_20_2" text:outline-level="2">Introduction</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text:soft-page-break/>Les comptes actifs / passifs</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tab/><text:tab/>à<text:tab/>Fournisseur</text:p>
      <text:p text:style-name="Standard"/>
      <text:p text:style-name="Standard"/>
      <text:p text:style-name="Standard"><text:soft-page-break/>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p text:style-name="Standard">Dans PhpCompta, vous pouvez générer automatiquement le numéro de pièce justificative, la numérotation se fait par journal; c'est dans paramètres → journaux, vous pouvez configurer cette numérotation: le préfixe et le numéro de la prochaine pièce. Ces numéros de pièce sont uniques, il y a une vérification pour éviter d'avoir deux fois le même numéro de pièce justificative.</text:p>
      <text:h text:style-name="Heading_20_2" text:outline-level="2">Belgique Fiscalité, TVA</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text:soft-page-break/>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soft-page-break/><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text:soft-page-break/></text:p>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Fiscalité France</text:h>
      <text:p text:style-name="Standard"><text:tab/>Pas reçu de documentation ou d'aide sur ce sujet, désolé.</text:p>
      <text:p text:style-name="Standard"/>
      <text:h text:style-name="Heading_20_2" text:outline-level="2">Ecriture de fin d'exercice comptable (Belgique)</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text:soft-page-break/></text:p>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text:soft-page-break/>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Salaire et Compte de gérant</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h text:style-name="Heading_20_2" text:outline-level="2">Introduction</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text:soft-page-break/>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PhpCompta</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Administration</text:h>
      <text:h text:style-name="Heading_20_2" text:outline-level="2">Création de dossier</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text:soft-page-break/>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1" text:outline-level="1">Fiche</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text:p>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text:soft-page-break/>Création d'une catégorie de fiche</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6">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h text:style-name="Heading_20_1" text:outline-level="1"><text:bookmark-start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text:soft-page-break/>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text:style-name="L2">
        <text:list-item>
          <text:p text:style-name="P26">les postes sont toujours écrits entre crochets; <text:line-break/>exemple : [ 4511] </text:p>
        </text:list-item>
        <text:list-item>
          <text:p text:style-name="P26">pour avoir la somme du poste et des sous-postes, il faut utiliser le %;<text:line-break/>exemple [45%]</text:p>
        </text:list-item>
      </text:list>
      <text:list text:style-name="L3">
        <text:list-item>
          <text:p text:style-name="P27">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7">Si vous souhaitez n'avoir que le crédit ou le débit, utilisez le D ou le C avant la fermeture du crochet.</text:p>
        </text:list-item>
      </text:list>
      <text:list text:style-name="L4">
        <text:list-item>
          <text:p text:style-name="P28">Pour avoir un montant négatif si le crédit est supérieur au débit, il faut avoir S avant la fermeture du crochet exemple : [7%S] , [55001S]</text:p>
          <text:p text:style-name="P28">Drapeau :</text:p>
          <text:list>
            <text:list-item>
              <text:p text:style-name="P28">S= Signed : négatif si D &gt; C</text:p>
            </text:list-item>
            <text:list-item>
              <text:p text:style-name="P28">D = Uniquement Débit</text:p>
            </text:list-item>
            <text:list-item>
              <text:p text:style-name="P28">C = uniquement Credit</text:p>
            </text:list-item>
            <text:list-item>
              <text:p text:style-name="P28">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if <text:tab/><text:tab/><text:tab/><text:tab/><text:tab/>([7%]-[6%]&gt;0)?"Benefice":"Perte"</text:p>
      <text:p text:style-name="P18"/>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text:soft-page-break/></text:p>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text:style-name="L5">
        <text:list-item>
          <text:p text:style-name="P29">La première, est que les postes comptables des marchandises à vendre et à acheter ne sont pas les mêmes.</text:p>
        </text:list-item>
        <text:list-item>
          <text:p text:style-name="P29">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text:soft-page-break/></text:p>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text:soft-page-break/></text:p>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text:soft-page-break/>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text:soft-page-break/>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text:p>
      <text:p text:style-name="Standard"/>
      <text:p text:style-name="Standard">Exemple :</text:p>
      <text:list text:style-name="L6">
        <text:list-header>
          <text:p text:style-name="P30"/>
        </text:list-header>
        <text:list-item>
          <text:p text:style-name="P30">Paiement d'une facture (montant négatif), on aura :</text:p>
          <text:list>
            <text:list-header>
              <text:p text:style-name="P31">tva à récupérer</text:p>
            </text:list-header>
          </text:list>
        </text:list-item>
      </text:list>
      <text:p text:style-name="P5"><text:tab/>Fournisseur</text:p>
      <text:list text:style-name="L7">
        <text:list-header>
          <text:p text:style-name="P32"><text:tab/><text:tab/><text:tab/>à<text:tab/>charge</text:p>
          <text:p text:style-name="P33"/>
        </text:list-header>
        <text:list-item>
          <text:p text:style-name="P33">Reprise de marchandise (diminution de vente &amp; TVA) :</text:p>
          <text:p text:style-name="P33"><text:s text:c="6"/><text:span text:style-name="T5">vente</text:span></text:p>
          <text:list>
            <text:list-header>
              <text:p text:style-name="P32">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Écriture Directe</text:h>
      <text:p text:style-name="Standard">É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text:soft-page-break/>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text:bookmark-start text:name="__RefHeading__34602514"/>Impression<text:bookmark-end text:name="__RefHeading__34602514"/></text:h>
      <text:p text:style-name="Standard"/>
      <text:p text:style-name="Standard">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start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mensuelle ou trimestri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P24"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text:soft-page-break/>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text:s/>permet :</text:p>
      <text:list text:style-name="L8">
        <text:list-item>
          <text:p text:style-name="P34">le suivi des clients, fournisseurs, des administrations (taxes, formalités...)...</text:p>
        </text:list-item>
        <text:list-item>
          <text:p text:style-name="P34">la génération de documents tel que facture, note de crédit, bordereau de livraison, bons de commande...</text:p>
        </text:list-item>
        <text:list-item>
          <text:p text:style-name="P34">Les prévisions</text:p>
        </text:list-item>
      </text:list>
      <text:p text:style-name="Standard"/>
      <text:h text:style-name="Heading_20_2" text:outline-level="2">Menu : clients</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text:soft-page-break/>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1</text:bookmark-ref>)</text:p>
      <text:h text:style-name="Heading_20_2" text:outline-level="2">Menu Fournisseur</text:h>
      <text:p text:style-name="Standard">Comme menu client.</text:p>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Impression</text:h>
      <text:p text:style-name="Standard">Voir <text:s/>Impression (<text:bookmark-ref text:ref-name="__RefHeading__34602514">1</text:bookmark-ref>)</text:p>
      <text:h text:style-name="Heading_20_2" text:outline-level="2">Prévisions</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start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text:p>
      <text:p text:style-name="Standard"><text:soft-page-break/></text:p>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Le module de comptabilité analytique</text:h>
      <text:p text:style-name="Standard"/>
      <text:h text:style-name="Heading_20_2" text:outline-level="2">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text:soft-page-break/>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text:soft-page-break/>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text:style-name="L9">
        <text:list-item>
          <text:list>
            <text:list-item>
              <text:p text:style-name="P35">Aucune, par défaut</text:p>
            </text:list-item>
            <text:list-item>
              <text:p text:style-name="P35">Optionnel, c'est à dire qu'il n'est pas obligatoire de donner les informations pour la comptabilité analytiques</text:p>
            </text:list-item>
            <text:list-item>
              <text:p text:style-name="P35">Obligatoire : il est obligatoire d'indiquer le plan analytique et le compte utilisé</text:p>
            </text:list-item>
          </text:list>
        </text:list-item>
      </text:list>
      <text:h text:style-name="Heading_20_3" text:outline-level="3">Mode Strict</text:h>
      <text:p text:style-name="Text_20_body">Les valeurs possibles sont :</text:p>
      <text:list text:style-name="L10">
        <text:list-item>
          <text:p text:style-name="P42">Non, vous pouvez encoder sans suivre l'ordre chronologique et vous pouvez aussi effacer des opérations</text:p>
        </text:list-item>
        <text:list-item>
          <text:p text:style-name="P42">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text:soft-page-break/>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si vous n'indiquez aucune fiche, vous devez donner une catégories de fiche. <text:s/>Lors de l'enregistrement de l'opération, vous aurez un bouton pour chercher la fiche correspondante.</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P15"/>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text:p>
      <text:h text:style-name="Heading_20_4" text:outline-level="4">Les journaux</text:h>
      <text:p text:style-name="Text_20_body">Choisissez ici les journaux pour lesquels l'utilisateur aura le droit de lecture, d'écriture ou aucun. Si un utilisateur a un « Aucun accès » pour un journal, il ne pourra jamais en consulter les données, ni par impressions ni par le module recherche.</text:p>
      <text:h text:style-name="Heading_20_4" text:outline-level="4">Les actions</text:h>
      <text:p text:style-name="Standard"/>
      <text:p text:style-name="Text_20_body">Fiche</text:p>
      <text:list text:style-name="L11">
        <text:list-item>
          <text:p text:style-name="P43">Création, modification et effacement de fiche</text:p>
        </text:list-item>
        <text:list-item>
          <text:p text:style-name="P43">Création, modification et effacement <text:s/>de catégories de fiches</text:p>
        </text:list-item>
        <text:list-item>
          <text:p text:style-name="P43">Ajout de fiche</text:p>
        </text:list-item>
      </text:list>
      <text:p text:style-name="Text_20_body">Impression</text:p>
      <text:list text:style-name="L12">
        <text:list-item>
          <text:p text:style-name="P44">Journaux (limité aux journaux en lecture)</text:p>
        </text:list-item>
        <text:list-item>
          <text:p text:style-name="P44">Poste ( limité aux journaux en lecture)</text:p>
        </text:list-item>
        <text:list-item>
          <text:p text:style-name="P44">Fiche (limité aux journaux en lecture)</text:p>
        </text:list-item>
        <text:list-item>
          <text:p text:style-name="P44">Rapport (non limité aux journaux en lecture)</text:p>
        </text:list-item>
        <text:list-item>
          <text:p text:style-name="P44">création de rapport</text:p>
        </text:list-item>
      </text:list>
      <text:p text:style-name="Text_20_body">Opérations prédéfinies</text:p>
      <text:list text:style-name="L13">
        <text:list-item>
          <text:p text:style-name="P45"><text:soft-page-break/>Effacement &amp; création, à ne pas confondre avec « Journaux en écriture avec opérations prédéfinies »</text:p>
        </text:list-item>
      </text:list>
      <text:p text:style-name="Text_20_body">Période</text:p>
      <text:list text:style-name="L14">
        <text:list-item>
          <text:p text:style-name="P46">Ajout</text:p>
        </text:list-item>
        <text:list-item>
          <text:p text:style-name="P46">clôture</text:p>
        </text:list-item>
        <text:list-item>
          <text:p text:style-name="P46">centralisation</text:p>
        </text:list-item>
        <text:list-item>
          <text:p text:style-name="P46">Écriture Ouverture </text:p>
        </text:list-item>
      </text:list>
      <text:p text:style-name="Text_20_body">Stock</text:p>
      <text:list text:style-name="L15">
        <text:list-item>
          <text:p text:style-name="P47">Gestion stock</text:p>
        </text:list-item>
      </text:list>
      <text:p text:style-name="Text_20_body">Gestion courrier</text:p>
      <text:p text:style-name="Text_20_body">Import en banque</text:p>
      <text:p text:style-name="Text_20_body">Comptabilité Analytique</text:p>
      <text:list text:style-name="L16">
        <text:list-item>
          <text:p text:style-name="P48">Ajout de plan analytique</text:p>
        </text:list-item>
        <text:list-item>
          <text:p text:style-name="P48">Ajout de poste analytique</text:p>
        </text:list-item>
        <text:list-item>
          <text:p text:style-name="P48">Ajout de groupe analytique</text:p>
        </text:list-item>
        <text:list-item>
          <text:p text:style-name="P48">Impression</text:p>
        </text:list-item>
      </text:list>
      <text:p text:style-name="Text_20_body">Paramètres</text:p>
      <text:list text:style-name="L17">
        <text:list-item>
          <text:p text:style-name="P49">Coordonnées société</text:p>
        </text:list-item>
        <text:list-item>
          <text:p text:style-name="P49">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text:style-name="L18">
        <text:list-item>
          <text:p text:style-name="P36">CUST_NAME customer's name</text:p>
        </text:list-item>
        <text:list-item>
          <text:p text:style-name="P36">CUST_ADDR_1 customer's address line 1</text:p>
        </text:list-item>
        <text:list-item>
          <text:p text:style-name="P36">CUST_CP customer's ZIP code</text:p>
        </text:list-item>
        <text:list-item>
          <text:p text:style-name="P36">CUST_CITY customer's city</text:p>
        </text:list-item>
        <text:list-item>
          <text:p text:style-name="P36">CUST_CO customer's country</text:p>
        </text:list-item>
        <text:list-item>
          <text:p text:style-name="P36">CUST_VAT customer's VAT</text:p>
        </text:list-item>
        <text:list-item>
          <text:p text:style-name="P36">CUST_NUM numéro de client </text:p>
        </text:list-item>
        <text:list-item>
          <text:p text:style-name="P36">CUST_BANQUE_NO n° de compte en banque (utilisé surtout dans les notes de frais)</text:p>
        </text:list-item>
        <text:list-item>
          <text:p text:style-name="P36">CUST_BANQUE_NAME nom de la banque (utilisé surtout dans les notes de frais)</text:p>
        </text:list-item>
        <text:list-item>
          <text:p text:style-name="P36">DATE_LIMIT Echéance</text:p>
        </text:list-item>
        <text:list-item>
          <text:p text:style-name="P36">MARCH_NEXT n'imprimera rien, ce tag demande à ce qu'on passe à la marchandise suivante</text:p>
        </text:list-item>
        <text:list-item>
          <text:p text:style-name="P36">BON_COMMANDE numéro du bon de commande </text:p>
        </text:list-item>
        <text:list-item>
          <text:p text:style-name="P36">VEN_ART_NAME Nom de l'article</text:p>
        </text:list-item>
        <text:list-item>
          <text:p text:style-name="P36">VEN_ART_PRICE Prix de l'article</text:p>
        </text:list-item>
        <text:list-item>
          <text:p text:style-name="P36"><text:soft-page-break/>VEN_ART_QUANT Quantité</text:p>
        </text:list-item>
        <text:list-item>
          <text:p text:style-name="P36">VEN_ART_TVA_CODE ou TVA_CODE Le code TVA pour l'article</text:p>
        </text:list-item>
        <text:list-item>
          <text:p text:style-name="P36">VENT_ART_TVA_RATE est le pourcentage de TVA de l'article</text:p>
        </text:list-item>
        <text:list-item>
          <text:p text:style-name="P36">VEN_ART_TVA_AMOUNT Le montant TVA de l'article</text:p>
        </text:list-item>
        <text:list-item>
          <text:p text:style-name="P36">VEN_ART_STOCK_CODE Le code de stock de l'article</text:p>
        </text:list-item>
        <text:list-item>
          <text:p text:style-name="P36">VEN_HTVA le total hors TVA de l'article</text:p>
        </text:list-item>
        <text:list-item>
          <text:p text:style-name="P36">VEN_TVAC le total TVAC de l'article</text:p>
        </text:list-item>
        <text:list-item>
          <text:p text:style-name="P36">VEN_TVA le total de la TVA de l'article</text:p>
        </text:list-item>
        <text:list-item>
          <text:p text:style-name="P36">TOTAL_VEN_HTVA le total HTVA</text:p>
        </text:list-item>
        <text:list-item>
          <text:p text:style-name="P36">TOTAL_VEN_TVAC le total TVAC</text:p>
        </text:list-item>
        <text:list-item>
          <text:p text:style-name="P36">TOTAL_TVA le total TVA</text:p>
        </text:list-item>
        <text:list-item>
          <text:p text:style-name="P36">TVA_LABEL Montre le % de TVA</text:p>
        </text:list-item>
        <text:list-item>
          <text:p text:style-name="P36">TVA_AMOUNT TVA de l'article</text:p>
        </text:list-item>
        <text:list-item>
          <text:p text:style-name="P36">REFERENCE Référence</text:p>
        </text:list-item>
        <text:list-item>
          <text:p text:style-name="P36">SOLDE Solde du compte (pour les lettres de rappel)</text:p>
        </text:list-item>
        <text:list-item>
          <text:p text:style-name="P36">DATE Date encodée</text:p>
        </text:list-item>
        <text:list-item>
          <text:p text:style-name="P36">NUMBER numéro de séquence du document</text:p>
        </text:list-item>
        <text:list-item>
          <text:p text:style-name="P36">MY_NAME vos coordonnées</text:p>
        </text:list-item>
        <text:list-item>
          <text:p text:style-name="P36">MY_CP code postal</text:p>
        </text:list-item>
        <text:list-item>
          <text:p text:style-name="P36">MY_COMMUNE commune</text:p>
        </text:list-item>
        <text:list-item>
          <text:p text:style-name="P36">MY_TVA numéro de TVA</text:p>
        </text:list-item>
        <text:list-item>
          <text:p text:style-name="P36">MY_STREET : Rue qu'on a indiqué dans paramètres-&gt;société</text:p>
        </text:list-item>
        <text:list-item>
          <text:p text:style-name="P36">MY_NUMBER :numéro qu'on a indiqué dans paramètres-&gt;société</text:p>
        </text:list-item>
        <text:list-item>
          <text:p text:style-name="P36">MY_TEL : téléphone qu'on a indiqué dans paramètres-&gt;société</text:p>
        </text:list-item>
        <text:list-item>
          <text:p text:style-name="P36">MY_FAX: fax <text:s/>qu'on a indiqué dans paramètres-&gt;société</text:p>
        </text:list-item>
        <text:list-item>
          <text:p text:style-name="P36">MY_PAYS Pays qu'on a indiqué dans paramètres-&gt;société</text:p>
        </text:list-item>
        <text:list-item>
          <text:p text:style-name="P36">OTHER_INFO  information libre que l'on peut introduire dans l'écran de confirmation des journaux de vente</text:p>
        </text:list-item>
        <text:list-item>
          <text:p text:style-name="P36">USER le nom et le prénom de l'utilisateur ayant généré le document </text:p>
        </text:list-item>
        <text:list-item>
          <text:p text:style-name="P36">COMMENT la description donnée dans la facture ou la note de crédit.</text:p>
        </text:list-item>
        <text:list-item>
          <text:p text:style-name="P36">PJ Le numéro de la pièce justificative, vous pouvez l'utilisez si vous souhaitez par exemple pour une numérotation par journal pour les factures et évitez ainsi l'utilisation de NUMBER</text:p>
          <text:p text:style-name="P36"/>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va toujours être avant le numéro, et le numéro qui augmente de un pour chaque opération dans ce journal.</text:p>
      <text:p text:style-name="Standard"/>
      <text:h text:style-name="Heading_20_1" text:outline-level="1"><text:soft-page-break/>Trucs et Astuces</text:h>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text:soft-page-break/>Pour ajouter un bilan que vous avez remanié, vous n'aurez qu'à ajouter un enregistrement dans cette table qui utilisera vos fichiers.</text:p>
      <text:p text:style-name="Standard"/>
      <text:h text:style-name="Heading_20_3" text:outline-level="3">Formules dans le bilan</text:h>
      <text:p text:style-name="Text_20_body">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Les extensions</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text:soft-page-break/>Explication des champs<text:line-break/></text:h>
      <text:list text:style-name="L19">
        <text:list-item>
          <text:p text:style-name="P37">Label, est le nom de menu de votre extension</text:p>
        </text:list-item>
        <text:list-item>
          <text:p text:style-name="P37">Code est utilisé pour inclure le fichier du plugin, il correspond au champs caché EXT</text:p>
        </text:list-item>
        <text:list-item>
          <text:p text:style-name="P37">Fichier est le chemin complet vers l'extension</text:p>
        </text:list-item>
        <text:list-item>
          <text:p text:style-name="P37">Sécurité : qui peut appeler le plugin <text:line-break/></text:p>
        </text:list-item>
      </text:list>
      <text:p text:style-name="Standard"><text:s/>Pour notre extension, les valeurs suivantes sont données</text:p>
      <text:list text:style-name="L20">
        <text:list-item>
          <text:p text:style-name="P38">Label : Mon dummy à moi</text:p>
        </text:list-item>
      </text:list>
      <text:list text:style-name="L21">
        <text:list-item>
          <text:p text:style-name="P39">code : dum</text:p>
        </text:list-item>
        <text:list-item>
          <text:p text:style-name="P39">Fichier : dummy/dummy.php</text:p>
        </text:list-item>
        <text:list-item>
          <text:p text:style-name="P39">Sécurité : aucune</text:p>
          <text:p text:style-name="P40"><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soft-pag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text:soft-page-break/></text:p>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soft-pag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5">1 <text:span text:style-name="T8">→</text:span> Nom</text:p>
      <text:p text:style-name="P25">2 <text:span text:style-name="T8">→ </text:span>Taux TVA</text:p>
      <text:p text:style-name="P25">3 <text:span text:style-name="T8">→</text:span>Numéro de compte</text:p>
      <text:p text:style-name="P25">4→Nom de la banque</text:p>
      <text:p text:style-name="P25">5→Poste Comptable</text:p>
      <text:p text:style-name="P25">6→Prix vente</text:p>
      <text:p text:style-name="P25">7→Prix achat</text:p>
      <text:p text:style-name="P25">8→Durée Amortissement</text:p>
      <text:p text:style-name="P25">9→Description</text:p>
      <text:p text:style-name="P25">10→Date début</text:p>
      <text:p text:style-name="P25">11→Montant initial</text:p>
      <text:p text:style-name="P25">12→Personne de contact </text:p>
      <text:p text:style-name="P25">13→numéro de tva </text:p>
      <text:p text:style-name="P25">14→Adresse </text:p>
      <text:p text:style-name="P25">15→code postal</text:p>
      <text:p text:style-name="P25">16→pays </text:p>
      <text:p text:style-name="P25">17→téléphone </text:p>
      <text:p text:style-name="P25">18→email </text:p>
      <text:p text:style-name="P25">19→Gestion stock</text:p>
      <text:p text:style-name="P25">20→Partie fiscalement non déductible</text:p>
      <text:p text:style-name="P25">21→TVA non déductible</text:p>
      <text:p text:style-name="P25">22→TVA non déductible récupérable par l'impôt</text:p>
      <text:p text:style-name="P25">23→Quick Code</text:p>
      <text:p text:style-name="P25">24→Ville</text:p>
      <text:p text:style-name="P25">25→Société</text:p>
      <text:p text:style-name="P25">26→Fax</text:p>
      <text:p text:style-name="P25">27→GSM</text:p>
      <text:p text:style-name="P25">30→Numero de client</text:p>
      <text:p text:style-name="P25">31→Dépense <text:s/>à charge du gérant (partie privée)</text:p>
      <text:p text:style-name="P25"/>
      <text:p text:style-name="Standard"><text:soft-page-break/>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F" svg:font-family=""/>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keep-together="always" fo:text-indent="0c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pm1">
      <style:page-layout-properties fo:page-width="21.001cm" fo:page-height="29.7cm" style:num-format="1" style:print-orientation="portrait" fo:margin-top="2cm" fo:margin-bottom="1.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pm1">
      <style:footer>
        <text:p text:style-name="P1">revision <text:modification-date style:data-style-name="N106">20100124-20:05</text:modification-date><text:tab/><text:tab/><text:page-number text:select-page="current">18</text:page-numbe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arid</meta:initial-creator>
    <meta:creation-date>2008-02-10T23:07:21</meta:creation-date>
    <dc:creator>dany</dc:creator>
    <dc:date>2010-01-24T20:05:57</dc:date>
    <meta:print-date>2010-01-22T21:56:19</meta:print-date>
    <meta:editing-cycles>352</meta:editing-cycles>
    <meta:editing-duration>PT21H49M47S</meta:editing-duration>
    <meta:user-defined meta:name="Info 1"/>
    <meta:user-defined meta:name="Info 2"/>
    <meta:user-defined meta:name="Info 3"/>
    <meta:user-defined meta:name="Info 4"/>
    <meta:document-statistic meta:table-count="1" meta:image-count="0" meta:object-count="0" meta:page-count="39" meta:paragraph-count="924" meta:word-count="13709" meta:character-count="84925"/>
  </office:meta>
</office:document-meta>
</file>